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067543" officeooo:paragraph-rsid="00067543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10pt" style:font-size-complex="10pt"/>
    </style:style>
    <style:style style:name="P4" style:family="paragraph" style:parent-style-name="Header">
      <style:paragraph-properties fo:text-align="center" style:justify-single-word="false"/>
      <style:text-properties fo:font-size="6pt" officeooo:rsid="00067543" officeooo:paragraph-rsid="00067543" style:font-size-asian="5.25pt" style:font-size-complex="6pt"/>
    </style:style>
    <style:style style:name="P5" style:family="paragraph" style:parent-style-name="Footer">
      <style:text-properties fo:font-size="6pt" style:font-size-asian="5.25pt" style:font-size-complex="6pt"/>
    </style:style>
    <style:style style:name="P6" style:family="paragraph" style:parent-style-name="Standard">
      <style:text-properties officeooo:paragraph-rsid="00096fa4"/>
    </style:style>
    <style:style style:name="P7" style:family="paragraph" style:parent-style-name="Standard">
      <style:text-properties officeooo:rsid="00096fa4" officeooo:paragraph-rsid="00096fa4"/>
    </style:style>
    <style:style style:name="P8" style:family="paragraph" style:parent-style-name="Text_20_body">
      <style:text-properties officeooo:paragraph-rsid="00153f50"/>
    </style:style>
    <style:style style:name="P9" style:family="paragraph" style:parent-style-name="Heading_20_1">
      <style:text-properties officeooo:rsid="00153f50" officeooo:paragraph-rsid="00153f50"/>
    </style:style>
    <style:style style:name="P10" style:family="paragraph" style:parent-style-name="Table_20_Contents">
      <style:paragraph-properties fo:text-align="center" style:justify-single-word="false"/>
      <style:text-properties fo:text-transform="uppercase" officeooo:rsid="00160851" officeooo:paragraph-rsid="00160851"/>
    </style:style>
    <style:style style:name="P11" style:family="paragraph" style:parent-style-name="Table_20_Contents">
      <style:text-properties fo:text-transform="uppercase" officeooo:rsid="00160851" officeooo:paragraph-rsid="00160851"/>
    </style:style>
    <style:style style:name="P12" style:family="paragraph" style:parent-style-name="Table_20_Contents">
      <style:paragraph-properties fo:text-align="end" style:justify-single-word="false"/>
      <style:text-properties officeooo:paragraph-rsid="00067543"/>
    </style:style>
    <style:style style:name="P13" style:family="paragraph" style:parent-style-name="Title">
      <style:text-properties officeooo:rsid="00160851" officeooo:paragraph-rsid="00160851"/>
    </style:style>
    <style:style style:name="T1" style:family="text">
      <style:text-properties officeooo:rsid="00111c6b"/>
    </style:style>
    <style:style style:name="T2" style:family="text">
      <style:text-properties officeooo:rsid="000d9a49"/>
    </style:style>
    <style:style style:name="T3" style:family="text">
      <style:text-properties style:text-position="super 58%" officeooo:rsid="000d9a49"/>
    </style:style>
    <style:style style:name="T4" style:family="text">
      <style:text-properties fo:text-transform="uppercase" officeooo:rsid="000d9a49"/>
    </style:style>
    <style:style style:name="T5" style:family="text">
      <style:text-properties fo:text-transform="uppercase" officeooo:rsid="00067543"/>
    </style:style>
    <style:style style:name="T6" style:family="text">
      <style:text-properties fo:text-transform="uppercase" officeooo:rsid="00111c6b"/>
    </style:style>
    <style:style style:name="T7" style:family="text">
      <style:text-properties fo:text-transform="uppercase" officeooo:rsid="00160851"/>
    </style:style>
    <style:style style:name="T8" style:family="text">
      <style:text-properties officeooo:rsid="00153f50"/>
    </style:style>
    <style:style style:name="T9" style:family="text">
      <style:text-properties officeooo:rsid="0015aa7e"/>
    </style:style>
    <style:style style:name="T10" style:family="text">
      <style:text-properties fo:font-size="12pt" officeooo:rsid="00153f50" style:font-size-asian="12pt" style:font-size-complex="12pt"/>
    </style:style>
    <style:style style:name="T11" style:family="text">
      <style:text-properties style:font-name="FreeSerif" fo:font-size="12pt" officeooo:rsid="00153f50" style:font-size-asian="12pt" style:font-size-complex="12pt"/>
    </style:style>
    <style:style style:name="T12" style:family="text">
      <style:text-properties officeooo:rsid="00160006"/>
    </style:style>
    <style:style style:name="T13" style:family="text">
      <style:text-properties officeooo:rsid="001608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CSS</text:p>
      <text:p text:style-name="Standard"/>
      <text:h text:style-name="P9" text:outline-level="1">Objectifs</text:h>
      <text:p text:style-name="P6"/>
      <text:h text:style-name="P9" text:outline-level="1">OUTILS LOGICIELS CONSEILL ÉS</text:h>
      <text:p text:style-name="P7"/>
      <text:h text:style-name="P9" text:outline-level="1">CAHIER DES CHARGES</text:h>
      <text:p text:style-name="P6"/>
      <text:h text:style-name="P9" text:outline-level="1">Travail DEMANDÉ</text:h>
      <text:p text:style-name="P8"/>
      <text:h text:style-name="Heading_20_2" text:outline-level="2"/>
      <text:p text:style-name="Text_20_body"><text:s text:c="7"/>&lt;<text:span text:style-name="T8">header</text:span>&gt; <text:span text:style-name="T8">=</text:span><text:span text:style-name="T10"> </text:span><text:span text:style-name="T11">est un groupe de contenu qui introduit ou qui aide à la navigation. Il peut contenir <text:tab/>des éléments de titre mais aussi d’autres éléments.</text:span></text:p>
      <text:p text:style-name="Text_20_body"><text:s text:c="7"/>&lt;<text:span text:style-name="T8">nav</text:span>&gt; <text:span text:style-name="T8">= est une section permettant de mettre des liens vers d’autres pages.</text:span></text:p>
      <text:p text:style-name="Text_20_body"><text:s text:c="7"/>&lt;<text:span text:style-name="T8">section</text:span>&gt; <text:span text:style-name="T8">= Il</text:span><text:span text:style-name="T12"> </text:span><text:span text:style-name="T8">représente une section générique d’un document.</text:span></text:p>
      <text:p text:style-name="Text_20_body"><text:s text:c="7"/>&lt;<text:span text:style-name="T8">article</text:span>&gt; <text:span text:style-name="T8">= </text:span><text:span text:style-name="T12">Il </text:span>représente du contenu autonome dans un document, une page, une application, ou <text:s text:c="24"/><text:tab/>un site.</text:p>
      <text:p text:style-name="Text_20_body"><text:s text:c="7"/>&lt;<text:span text:style-name="T8">aside</text:span>&gt; <text:span text:style-name="T8">= </text:span><text:span text:style-name="T12">Il </text:span>représente une partie d'un document dont le contenu n'a qu'un rapport indirect avec <text:tab/>le contenu principal du document.</text:p>
      <text:p text:style-name="Text_20_body"><text:s text:c="7"/>&lt;<text:span text:style-name="T8">footer</text:span>&gt; <text:span text:style-name="T8">= Il représente le pied de page de la section. </text:span></text:p>
      <text:p text:style-name="Text_20_body"><text:s text:c="7"/>&lt;<text:span text:style-name="T8">figure </text:span>&gt; <text:span text:style-name="T8">= </text:span><text:span text:style-name="T12">Il </text:span><text:span text:style-name="T9">représente une figure.</text:span></text:p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variant="normal" fo:text-transform="non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fo:text-transform="uppercase" fo:color="#ff3333" loext:opacity="100%"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cm" style:contextual-spacing="false">
        <style:tab-stops/>
      </style:paragraph-properties>
      <style:text-properties fo:text-transform="uppercase" fo:font-size="12pt" style:text-underline-style="solid" style:text-underline-width="auto" style:text-underline-color="font-color" fo:font-weight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C1" style:family="table-cell">
      <style:table-cell-properties fo:padding="0.049cm" fo:border="0.05pt solid #000000" style:writing-mode="page"/>
    </style:style>
    <style:style style:name="MP1" style:family="paragraph" style:parent-style-name="Table_20_Contents">
      <style:text-properties fo:text-transform="uppercase" officeooo:rsid="00160851" officeooo:paragraph-rsid="00160851"/>
    </style:style>
    <style:style style:name="MP2" style:family="paragraph" style:parent-style-name="Table_20_Contents">
      <style:paragraph-properties fo:text-align="center" style:justify-single-word="false"/>
      <style:text-properties fo:text-transform="uppercase" officeooo:rsid="00160851" officeooo:paragraph-rsid="00160851"/>
    </style:style>
    <style:style style:name="MP3" style:family="paragraph" style:parent-style-name="Table_20_Contents">
      <style:paragraph-properties fo:text-align="end" style:justify-single-word="false"/>
      <style:text-properties officeooo:paragraph-rsid="00067543"/>
    </style:style>
    <style:style style:name="MP4" style:family="paragraph" style:parent-style-name="Header">
      <style:paragraph-properties fo:text-align="center" style:justify-single-word="false"/>
      <style:text-properties fo:font-size="6pt" officeooo:rsid="00067543" officeooo:paragraph-rsid="00067543" style:font-size-asian="5.25pt" style:font-size-complex="6pt"/>
    </style:style>
    <style:style style:name="MP5" style:family="paragraph" style:parent-style-name="Table_20_Contents">
      <style:text-properties fo:font-size="10pt" officeooo:rsid="00067543" officeooo:paragraph-rsid="00067543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10pt" style:font-size-complex="10pt"/>
    </style:style>
    <style:style style:name="M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8" style:family="paragraph" style:parent-style-name="Footer">
      <style:text-properties fo:font-size="6pt" style:font-size-asian="5.25pt" style:font-size-complex="6pt"/>
    </style:style>
    <style:style style:name="MT1" style:family="text">
      <style:text-properties fo:text-transform="uppercase" officeooo:rsid="00067543"/>
    </style:style>
    <style:style style:name="MT2" style:family="text">
      <style:text-properties fo:text-transform="uppercase" officeooo:rsid="00111c6b"/>
    </style:style>
    <style:style style:name="MT3" style:family="text">
      <style:text-properties fo:text-transform="uppercase" officeooo:rsid="00160851"/>
    </style:style>
    <style:style style:name="MT4" style:family="text">
      <style:text-properties officeooo:rsid="000d9a49"/>
    </style:style>
    <style:style style:name="MT5" style:family="text">
      <style:text-properties style:text-position="super 58%" officeooo:rsid="000d9a49"/>
    </style:style>
    <style:style style:name="MT6" style:family="text">
      <style:text-properties fo:text-transform="uppercase" officeooo:rsid="000d9a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1">Programmation web</text:p>
            </table:table-cell>
            <table:table-cell table:style-name="Tableau1.A1" office:value-type="string">
              <text:p text:style-name="MP2">Hilarion ludovic</text:p>
            </table:table-cell>
            <table:table-cell table:style-name="Tableau1.C1" office:value-type="string">
              <text:p text:style-name="MP3"><text:span text:style-name="MT1">T</text:span><text:span text:style-name="MT2">P N° </text:span><text:span text:style-name="MT3">2</text:span></text:p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5">BTS SNIR <text:span text:style-name="MT4">1</text:span><text:span text:style-name="MT5">ère</text:span><text:span text:style-name="MT4"> </text:span><text:span text:style-name="MT6">ANNEE</text:span></text:p>
            </table:table-cell>
            <table:table-cell table:style-name="Tableau2.A1" office:value-type="string">
              <text:p text:style-name="MP6"><text:file-name text:display="name-and-extension">TP2_Programmation_Web_CSS_Hilarion_Ludovic.odt</text:file-name></text:p>
            </table:table-cell>
            <table:table-cell table:style-name="Tableau2.C1" office:value-type="string">
              <text:p text:style-name="MP7"><text:page-number text:select-page="current">1</text:page-number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5T13:51:58.637948548</meta:creation-date>
    <meta:editing-duration>PT3H27M22S</meta:editing-duration>
    <meta:editing-cycles>3</meta:editing-cycles>
    <meta:generator>LibreOffice/7.0.0.3$Linux_X86_64 LibreOffice_project/8061b3e9204bef6b321a21033174034a5e2ea88e</meta:generator>
    <dc:date>2020-09-16T09:05:24.197293866</dc:date>
    <meta:document-statistic meta:table-count="2" meta:image-count="0" meta:object-count="0" meta:page-count="1" meta:paragraph-count="20" meta:word-count="134" meta:character-count="880" meta:non-whitespace-character-count="693"/>
  </office:meta>
</office:document-meta>
</file>